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04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roid Sans Fallback" style:font-name-complex="Lohit Hindi"/>
    </style:style>
    <style:style style:name="ce2" style:family="table-cell" style:parent-style-name="Defaul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lgorithm</text:p>
          </table:table-cell>
          <table:table-cell office:value-type="string">
            <text:p># runs</text:p>
          </table:table-cell>
          <table:table-cell office:value-type="string">
            <text:p>avg</text:p>
          </table:table-cell>
          <table:table-cell office:value-type="string">
            <text:p>highest</text:p>
          </table:table-cell>
        </table:table-row>
        <table:table-row table:style-name="ro1">
          <table:table-cell office:value-type="string">
            <text:p>minimax with current only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minimax/current/s_z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83">
            <text:p>83</text:p>
          </table:table-cell>
        </table:table-row>
        <table:table-row table:style-name="ro1">
          <table:table-cell table:style-name="ce1" office:value-type="string">
            <text:p>minimax/current/s_z_square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GBFS</text:p>
            <draw:frame table:end-cell-address="Sheet1.M31" table:end-x="0.2055in" table:end-y="0.011in" draw:z-index="1" draw:style-name="gr1" svg:width="10.2957in" svg:height="4.5528in" svg:x="3.2803in" svg:y="0.1461in">
              <draw:object draw:notify-on-update-of-ranges="Sheet1.A11:Sheet1.A17 Sheet1.C1:Sheet1.C1 Sheet1.C11:Sheet1.C17 Sheet1.D1:Sheet1.D1 Sheet1.D11:Sheet1.D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GBFS</text:p>
          </table:table-cell>
          <table:table-cell office:value-type="float" office:value="1000">
            <text:p>1000</text:p>
          </table:table-cell>
          <table:table-cell office:value-type="float" office:value="35">
            <text:p>35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minimax with current, next combinations</text:p>
          </table:table-cell>
          <table:table-cell office:value-type="string">
            <text:p>too slow..</text:p>
          </table:table-cell>
          <table:table-cell table:number-columns-repeated="2"/>
        </table:table-row>
        <table:table-row table:style-name="ro1">
          <table:table-cell office:value-type="string">
            <text:p>DLBFS</text:p>
          </table:table-cell>
          <table:table-cell office:value-type="float" office:value="10">
            <text:p>10</text:p>
          </table:table-cell>
          <table:table-cell office:value-type="float" office:value="176">
            <text:p>176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string">
            <text:p>DLBFS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723">
            <text:p>723</text:p>
          </table:table-cell>
        </table:table-row>
        <table:table-row table:style-name="ro2">
          <table:table-cell table:style-name="ce2" office:value-type="string">
            <text:p>improved heuristic...</text:p>
          </table:table-cell>
          <table:table-cell table:number-columns-repeated="3"/>
        </table:table-row>
        <table:table-row table:style-name="ro1">
          <table:table-cell office:value-type="string">
            <text:p>MM1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FrankenMM1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GBFS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FrankenMM2</text:p>
          </table:table-cell>
          <table:table-cell office:value-type="float" office:value="10">
            <text:p>10</text:p>
          </table:table-cell>
          <table:table-cell office:value-type="float" office:value="245">
            <text:p>245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string">
            <text:p>MM2</text:p>
          </table:table-cell>
          <table:table-cell office:value-type="string">
            <text:p>&lt;1</text:p>
          </table:table-cell>
          <table:table-cell office:value-type="string">
            <text:p>NA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string">
            <text:p>DLBFS</text:p>
          </table:table-cell>
          <table:table-cell office:value-type="float" office:value="100">
            <text:p>100</text:p>
          </table:table-cell>
          <table:table-cell office:value-type="float" office:value="233">
            <text:p>233</text:p>
          </table:table-cell>
          <table:table-cell office:value-type="float" office:value="1318">
            <text:p>1318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>
            <draw:frame table:end-cell-address="Sheet1.L52" table:end-x="0.4772in" table:end-y="0.0421in" draw:z-index="0" draw:style-name="gr1" svg:width="10.1768in" svg:height="4.8134in" svg:x="2.7819in" svg:y="0.011in">
              <draw:object draw:notify-on-update-of-ranges="Sheet1.A11:Sheet1.A17 Sheet1.C11:Sheet1.C17 Sheet1.D11:Sheet1.D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5/02/2012</text:date>, <text:time>16:3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 Larsen</meta:initial-creator>
    <meta:creation-date>2012-04-30T22:17:32</meta:creation-date>
    <dc:date>2012-05-02T16:36:35</dc:date>
    <meta:editing-duration>PT16H51M6S</meta:editing-duration>
    <meta:editing-cycles>14</meta:editing-cycles>
    <meta:generator>LibreOffice/3.3$Linux LibreOffice_project/330m19$Build-401</meta:generator>
    <dc:creator>Mark Larsen</dc:creator>
    <meta:document-statistic meta:table-count="3" meta:cell-count="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85cm" svg:height="12.227cm" xlink:href=".." xlink:type="simple" chart:class="chart:bar" chart:style-name="ch1">
        <chart:title svg:x="12.154cm" svg:y="0.38cm" chart:style-name="ch2">
          <text:p>Results</text:p>
        </chart:title>
        <chart:legend chart:legend-position="end" svg:x="22.68cm" svg:y="3.505cm" chart:style-name="ch3"/>
        <chart:plot-area chart:style-name="ch4" table:cell-range-address="Sheet1.A11:Sheet1.A17 Sheet1.C11:Sheet1.D17" chart:data-source-has-labels="column" svg:x="1.527cm" svg:y="1.89cm" svg:width="20.97cm" svg:height="9.111cm">
          <chartooo:coordinate-region svg:x="2.519cm" svg:y="2.09cm" svg:width="19.978cm" svg:height="8.264cm"/>
          <chart:axis chart:dimension="x" chart:name="primary-x" chart:style-name="ch5">
            <chart:title svg:x="11.267cm" svg:y="11.245cm" chart:style-name="ch6">
              <text:p>Algorithm</text:p>
            </chart:title>
            <chart:categories table:cell-range-address="Sheet1.A11:Sheet1.A17"/>
          </chart:axis>
          <chart:axis chart:dimension="y" chart:name="primary-y" chart:style-name="ch7">
            <chart:title svg:x="0.45cm" svg:y="6.899cm" chart:style-name="ch8">
              <text:p>Lines</text:p>
            </chart:title>
            <chart:grid chart:style-name="ch9" chart:class="major"/>
          </chart:axis>
          <chart:series chart:style-name="ch10" chart:values-cell-range-address="Sheet1.C11:Sheet1.C17" chart:class="chart:bar">
            <chart:data-point chart:repeated="7"/>
          </chart:series>
          <chart:series chart:style-name="ch11" chart:values-cell-range-address="Sheet1.D11:Sheet1.D17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MM1</text:p>
                <draw:g>
                  <svg:desc>Sheet1.A11:Sheet1.A17</svg:desc>
                </draw:g>
              </table:table-cell>
              <table:table-cell office:value-type="float" office:value="65">
                <text:p>65</text:p>
                <draw:g>
                  <svg:desc>Sheet1.C11:Sheet1.C17</svg:desc>
                </draw:g>
              </table:table-cell>
              <table:table-cell office:value-type="float" office:value="155">
                <text:p>155</text:p>
                <draw:g>
                  <svg:desc>Sheet1.D11:Sheet1.D17</svg:desc>
                </draw:g>
              </table:table-cell>
            </table:table-row>
            <table:table-row>
              <table:table-cell office:value-type="string">
                <text:p>FrankenMM1</text:p>
              </table:table-cell>
              <table:table-cell office:value-type="float" office:value="47">
                <text:p>4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BFS</text:p>
              </table:table-cell>
              <table:table-cell office:value-type="float" office:value="45">
                <text:p>4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FrankenMM2</text:p>
              </table:table-cell>
              <table:table-cell office:value-type="float" office:value="245">
                <text:p>24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MM2</text:p>
              </table:table-cell>
              <table:table-cell office:value-type="float" office:value="NaN">
                <text:p>NaN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DLBFS</text:p>
              </table:table-cell>
              <table:table-cell office:value-type="float" office:value="233">
                <text:p>233</text:p>
              </table:table-cell>
              <table:table-cell office:value-type="float" office:value="1318">
                <text:p>1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152cm" svg:height="11.565cm" xlink:href=".." xlink:type="simple" chart:class="chart:bar" chart:column-mapping="0" chart:style-name="ch1">
        <chart:title svg:x="12.305cm" svg:y="0.367cm" chart:style-name="ch2">
          <text:p>Results</text:p>
        </chart:title>
        <chart:legend chart:legend-position="end" svg:x="24.232cm" svg:y="5.262cm" chart:style-name="ch3"/>
        <chart:plot-area chart:style-name="ch4" table:cell-range-address="Sheet1.A11:Sheet1.A17 Sheet1.C1:Sheet1.D1 Sheet1.C11:Sheet1.D17" chart:data-source-has-labels="both" svg:x="1.534cm" svg:y="1.839cm" svg:width="21.652cm" svg:height="8.514cm">
          <chartooo:coordinate-region svg:x="2.526cm" svg:y="2.039cm" svg:width="20.66cm" svg:height="7.667cm"/>
          <chart:axis chart:dimension="x" chart:name="primary-x" chart:style-name="ch5">
            <chart:title svg:x="11.615cm" svg:y="10.584cm" chart:style-name="ch6">
              <text:p>Algorithm</text:p>
            </chart:title>
            <chart:categories table:cell-range-address="Sheet1.A11:Sheet1.A17"/>
          </chart:axis>
          <chart:axis chart:dimension="y" chart:name="primary-y" chart:style-name="ch7">
            <chart:title svg:x="0.451cm" svg:y="7.212cm" chart:style-name="ch8">
              <text:p>Lines Cleared </text:p>
            </chart:title>
            <chart:grid chart:style-name="ch9" chart:class="major"/>
          </chart:axis>
          <chart:series chart:style-name="ch10" chart:values-cell-range-address="Sheet1.C11:Sheet1.C17" chart:label-cell-address="Sheet1.C1:Sheet1.C1" chart:class="chart:bar">
            <chart:data-point chart:repeated="7"/>
          </chart:series>
          <chart:series chart:style-name="ch11" chart:values-cell-range-address="Sheet1.D11:Sheet1.D17" chart:label-cell-address="Sheet1.D1:Sheet1.D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</text:p>
                <draw:g>
                  <svg:desc>Sheet1.C1:Sheet1.C1</svg:desc>
                </draw:g>
              </table:table-cell>
              <table:table-cell office:value-type="string">
                <text:p>highes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M1</text:p>
                <draw:g>
                  <svg:desc>Sheet1.A11:Sheet1.A17</svg:desc>
                </draw:g>
              </table:table-cell>
              <table:table-cell office:value-type="float" office:value="65">
                <text:p>65</text:p>
                <draw:g>
                  <svg:desc>Sheet1.C11:Sheet1.C17</svg:desc>
                </draw:g>
              </table:table-cell>
              <table:table-cell office:value-type="float" office:value="155">
                <text:p>155</text:p>
                <draw:g>
                  <svg:desc>Sheet1.D11:Sheet1.D17</svg:desc>
                </draw:g>
              </table:table-cell>
            </table:table-row>
            <table:table-row>
              <table:table-cell office:value-type="string">
                <text:p>FrankenMM1</text:p>
              </table:table-cell>
              <table:table-cell office:value-type="float" office:value="47">
                <text:p>4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BFS</text:p>
              </table:table-cell>
              <table:table-cell office:value-type="float" office:value="45">
                <text:p>4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FrankenMM2</text:p>
              </table:table-cell>
              <table:table-cell office:value-type="float" office:value="245">
                <text:p>24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MM2</text:p>
              </table:table-cell>
              <table:table-cell office:value-type="float" office:value="NaN">
                <text:p>NaN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DLBFS</text:p>
              </table:table-cell>
              <table:table-cell office:value-type="float" office:value="233">
                <text:p>233</text:p>
              </table:table-cell>
              <table:table-cell office:value-type="float" office:value="1318">
                <text:p>13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